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 style:data-style-name="N36">
      <style:text-properties style:text-position="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36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63" calcext:value-type="float">
            <text:p>30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244" calcext:value-type="float">
            <text:p>-42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4])" office:value-type="float" office:value="-2461" calcext:value-type="float">
            <text:p>-2461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798.37" calcext:value-type="float">
            <text:p>17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3062.91" calcext:value-type="float">
            <text:p>3062.91</text:p>
          </table:table-cell>
          <table:table-cell table:formula="of:=SUM([.C1:.C70])" office:value-type="float" office:value="3062.91" calcext:value-type="float">
            <text:p>30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243.73" calcext:value-type="float">
            <text:p>-42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C57:.C61])" office:value-type="float" office:value="62.92" calcext:value-type="float">
            <text:p>62.9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66:.C77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79])" office:value-type="float" office:value="4699.17" calcext:value-type="float">
            <text:p>4699.17</text:p>
          </table:table-cell>
          <table:table-cell table:formula="of:=SUM([.D1:.D79])" office:value-type="float" office:value="4699.17" calcext:value-type="float">
            <text:p>4699.17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4:.C95])" office:value-type="float" office:value="-886.12" calcext:value-type="float">
            <text:p>-886.12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0];[.D96])" office:value-type="float" office:value="3813.05" calcext:value-type="float">
            <text:p>3813.05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/>
        </table:table-row>
        <table:table-row table:style-name="ro1" table:number-rows-repeated="15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6:.C23])" office:value-type="float" office:value="52.72" calcext:value-type="float">
            <text:p>52.72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 table:number-rows-repeated="16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7:.C43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7:.C5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 expenses</text:p>
          </table:table-cell>
          <table:table-cell table:style-name="Default"/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style-name="ce3" table:formula="of:=SUM([.C55:.C59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64:.C76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78])" office:value-type="float" office:value="52.72" calcext:value-type="float">
            <text:p>52.72</text:p>
          </table:table-cell>
          <table:table-cell table:formula="of:=SUM([.D1:.D78])" office:value-type="float" office:value="52.72" calcext:value-type="float">
            <text:p>52.7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 table:number-rows-repeated="1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3:.C94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79];[.D95])" office:value-type="float" office:value="52.72" calcext:value-type="float">
            <text:p>52.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8">0000-00-00</text:date>, <text:time style:data-style-name="N2" text:time-value="22:39:55.6336921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8T22:40:14.741615618</dc:date>
    <meta:editing-duration>P1DT8H55M46S</meta:editing-duration>
    <meta:editing-cycles>182</meta:editing-cycles>
    <meta:generator>LibreOffice/5.1.6.2$Linux_X86_64 LibreOffice_project/10m0$Build-2</meta:generator>
    <meta:document-statistic meta:table-count="5" meta:cell-count="628" meta:object-count="0"/>
  </office:meta>
</office:document-meta>
</file>